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46f7" officeooo:paragraph-rsid="001946f7"/>
    </style:style>
    <style:style style:name="P2" style:family="paragraph" style:parent-style-name="Standard">
      <style:text-properties fo:font-size="16pt" fo:font-weight="normal" officeooo:rsid="001946f7" officeooo:paragraph-rsid="001946f7" style:font-size-asian="16pt" style:font-weight-asian="normal" style:font-size-complex="16pt" style:font-weight-complex="normal"/>
    </style:style>
    <style:style style:name="P3" style:family="paragraph" style:parent-style-name="Standard" style:list-style-name="L1">
      <style:text-properties officeooo:rsid="001946f7" officeooo:paragraph-rsid="001946f7"/>
    </style:style>
    <style:style style:name="P4" style:family="paragraph" style:parent-style-name="Standard" style:list-style-name="L1">
      <style:text-properties officeooo:rsid="001a4be8" officeooo:paragraph-rsid="001a4be8"/>
    </style:style>
    <style:style style:name="P5" style:family="paragraph" style:parent-style-name="Standard" style:list-style-name="L1">
      <style:text-properties officeooo:rsid="001c1065" officeooo:paragraph-rsid="001c1065"/>
    </style:style>
    <style:style style:name="P6" style:family="paragraph" style:parent-style-name="Standard">
      <style:text-properties officeooo:rsid="001c1065" officeooo:paragraph-rsid="001c1065"/>
    </style:style>
    <style:style style:name="P7" style:family="paragraph" style:parent-style-name="Standard">
      <style:text-properties officeooo:rsid="001f7221" officeooo:paragraph-rsid="001f7221"/>
    </style:style>
    <style:style style:name="T1" style:family="text">
      <style:text-properties officeooo:rsid="001f722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CISION TREE <text:span text:style-name="T1">AND EXTENSIONS</text:span></text:p>
      <text:p text:style-name="P1"/>
      <text:list xml:id="list3346219046738757570" text:style-name="L1">
        <text:list-item>
          <text:p text:style-name="P3">binary tree starting from root node</text:p>
        </text:list-item>
        <text:list-item>
          <text:p text:style-name="P3">given a test data point, it will traverse the tree to land in a terminal node; the prediction will be the mode of classes of the training data points associated with the terminal node</text:p>
        </text:list-item>
        <text:list-item>
          <text:p text:style-name="P3">each data point is a vector whose i-th value denotes the value of the i-th feature of the data point</text:p>
        </text:list-item>
        <text:list-item>
          <text:p text:style-name="P3">building the tree : at a particular decision node</text:p>
          <text:list>
            <text:list-item>
              <text:p text:style-name="P3">loop over the set of unused features; loop over all the feature values selected as the threshold value</text:p>
            </text:list-item>
            <text:list-item>
              <text:p text:style-name="P3">for each iteration, split the data points associated with the decision node according to the selected feature and the selected threshold value, and hence calculate the homogeneity of the sub nodes</text:p>
            </text:list-item>
            <text:list-item>
              <text:p text:style-name="P3">select the split with the highest homogeneity</text:p>
            </text:list-item>
          </text:list>
        </text:list-item>
        <text:list-item>
          <text:p text:style-name="P4">homogeneity criteria :</text:p>
          <text:list>
            <text:list-item>
              <text:p text:style-name="P4">gini index : in each sub-node, calculate the proportion of each class value as p; sum over both sub nodes, sum over all class values p*(1-p) =&gt; lower means higher homogeneity</text:p>
            </text:list-item>
            <text:list-item>
              <text:p text:style-name="P4">chi-squared</text:p>
            </text:list-item>
            <text:list-item>
              <text:p text:style-name="P4">logloss</text:p>
            </text:list-item>
          </text:list>
        </text:list-item>
        <text:list-item>
          <text:p text:style-name="P4">stopping criteria :</text:p>
          <text:list>
            <text:list-item>
              <text:p text:style-name="P4">a minimum number of data points associated with a node to qualify as decision node, else terminal : to reduce overfitting, a very high value could however cause undefitting</text:p>
            </text:list-item>
            <text:list-item>
              <text:p text:style-name="P5">maximum depth</text:p>
            </text:list-item>
          </text:list>
        </text:list-item>
        <text:list-item>
          <text:p text:style-name="P5">advantages :</text:p>
          <text:list>
            <text:list-item>
              <text:p text:style-name="P5">better than logistic regression in case of highly non-linear realtionship b/w features and class values</text:p>
            </text:list-item>
            <text:list-item>
              <text:p text:style-name="P5">identifies related features, for example, a sub split according to given feature may produce better homogeneity under a split according to the feature under study as compared to that under a random variable</text:p>
            </text:list-item>
            <text:list-item>
              <text:p text:style-name="P5">the use of statistical measures of homogeneity reduce the effect of outliers </text:p>
            </text:list-item>
          </text:list>
        </text:list-item>
        <text:list-item>
          <text:p text:style-name="P5">disadvantages :</text:p>
          <text:list>
            <text:list-item>
              <text:p text:style-name="P5">prone to overfitting</text:p>
            </text:list-item>
            <text:list-item>
              <text:p text:style-name="P5">requires pruning for advanced optimization</text:p>
            </text:list-item>
            <text:list-item>
              <text:p text:style-name="P5">possible loss of information when dealing with continuous features</text:p>
            </text:list-item>
          </text:list>
        </text:list-item>
      </text:list>
      <text:p text:style-name="P6"/>
      <text:p text:style-name="P6"/>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7T23:54:53.312479232</meta:creation-date>
    <dc:date>2017-05-18T20:32:22.246377848</dc:date>
    <meta:editing-duration>PT8M31S</meta:editing-duration>
    <meta:editing-cycles>4</meta:editing-cycles>
    <meta:generator>LibreOffice/5.2.2.2$Linux_X86_64 LibreOffice_project/20m0$Build-2</meta:generator>
    <meta:document-statistic meta:table-count="0" meta:image-count="0" meta:object-count="0" meta:page-count="1" meta:paragraph-count="23" meta:word-count="302" meta:character-count="1769" meta:non-whitespace-character-count="1511"/>
  </office:meta>
</office:document-meta>
</file>